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8pt" style:font-size-asian="18pt" style:font-size-complex="18pt" fo:language="en" fo:country="US"/>
    </style:style>
    <style:style style:name="P2"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3"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4"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5"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6"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7"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9"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0"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1"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2"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3"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4"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5"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6"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7"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9"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0"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1"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2"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3"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4"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5"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6"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7"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9" style:parent-style-name="Normal" style:family="paragraph">
      <style:paragraph-properties fo:text-align="center"/>
      <style:text-properties style:font-name="Arial" style:font-name-complex="Arial" fo:font-size="12pt" style:font-size-asian="12pt" style:font-size-complex="12pt" fo:language="en" fo:country="US"/>
    </style:style>
    <style:style style:name="P30" style:parent-style-name="Heading1" style:family="paragraph">
      <style:paragraph-properties fo:margin-left="0.25in">
        <style:tab-stops/>
      </style:paragraph-properties>
    </style:style>
    <style:style style:name="P31"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2" style:parent-style-name="DefaultParagraphFont" style:family="text">
      <style:text-properties style:font-name="Calibri" style:font-name-asian="Yu Mincho" style:font-name-complex="Times New Roman"/>
    </style:style>
    <style:style style:name="P33"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34" style:parent-style-name="DefaultParagraphFont" style:family="text">
      <style:text-properties style:font-name="Calibri" style:font-name-asian="Yu Mincho" style:font-name-complex="Times New Roman"/>
    </style:style>
    <style:style style:name="P3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6" style:parent-style-name="DefaultParagraphFont" style:family="text">
      <style:text-properties style:font-name="Calibri" style:font-name-asian="Yu Mincho" style:font-name-complex="Times New Roman"/>
    </style:style>
    <style:style style:name="P3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38" style:parent-style-name="DefaultParagraphFont" style:family="text">
      <style:text-properties style:font-name="Calibri" style:font-name-asian="Yu Mincho" style:font-name-complex="Times New Roman"/>
    </style:style>
    <style:style style:name="P39" style:parent-style-name="Normal" style:family="paragraph">
      <style:paragraph-properties fo:break-before="page"/>
      <style:text-properties style:font-name="Arial" style:font-name-complex="Arial" fo:font-size="12pt" style:font-size-asian="12pt" style:font-size-complex="12pt"/>
    </style:style>
    <style:style style:name="P40" style:parent-style-name="Normal" style:family="paragraph">
      <style:paragraph-properties fo:text-align="justify"/>
      <style:text-properties fo:language="en" fo:country="US"/>
    </style:style>
    <style:style style:name="P41" style:parent-style-name="Normal" style:family="paragraph">
      <style:paragraph-properties fo:text-align="justify"/>
      <style:text-properties fo:language="en" fo:country="US"/>
    </style:style>
    <style:style style:name="P42" style:parent-style-name="Normal" style:family="paragraph">
      <style:paragraph-properties fo:text-align="justify"/>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tyle="italic" style:font-style-asian="italic" style:font-style-complex="italic" fo:language="en" fo:country="US"/>
    </style:style>
    <style:style style:name="T47" style:parent-style-name="DefaultParagraphFont" style:family="text">
      <style:text-properties fo:language="en" fo:country="US"/>
    </style:style>
    <style:style style:name="P48" style:parent-style-name="Normal" style:family="paragraph">
      <style:paragraph-properties fo:text-align="justify"/>
    </style:style>
    <style:style style:name="T49" style:parent-style-name="DefaultParagraphFont" style:family="text">
      <style:text-properties fo:language="en" fo:country="US"/>
    </style:style>
    <style:style style:name="T50" style:parent-style-name="FootnoteReference"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Hyperlink"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Hyperlink" style:family="text">
      <style:text-properties fo:language="en" fo:country="US"/>
    </style:style>
    <style:style style:name="T57" style:parent-style-name="Hyperlink" style:family="text">
      <style:text-properties fo:language="en" fo:country="US"/>
    </style:style>
    <style:style style:name="T58" style:parent-style-name="DefaultParagraphFont" style:family="text">
      <style:text-properties fo:language="en" fo:country="US"/>
    </style:style>
    <style:style style:name="P59" style:parent-style-name="Normal" style:family="paragraph">
      <style:paragraph-properties fo:text-align="justify"/>
      <style:text-properties fo:language="en" fo:country="US"/>
    </style:style>
    <style:style style:name="P60" style:parent-style-name="Normal" style:family="paragraph">
      <style:paragraph-properties fo:text-align="justify"/>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paragraph-properties fo:break-before="page"/>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paragraph-properties fo:break-before="page"/>
      <style:text-properties fo:language="en" fo:country="US"/>
    </style:style>
    <style:style style:name="P68" style:parent-style-name="ListParagraph" style:family="paragraph">
      <style:text-properties fo:language="en" fo:country="US"/>
    </style:style>
    <style:style style:name="P69" style:parent-style-name="ListParagraph" style:family="paragraph">
      <style:text-properties fo:language="en" fo:country="US"/>
    </style:style>
    <style:style style:name="P70" style:parent-style-name="ListParagraph" style:family="paragraph">
      <style:text-properties fo:language="en" fo:country="US"/>
    </style:style>
    <style:style style:name="P71" style:parent-style-name="ListParagraph" style:family="paragraph">
      <style:text-properties fo:language="en" fo:country="US"/>
    </style:style>
    <style:style style:name="P72" style:parent-style-name="ListParagraph" style:family="paragraph">
      <style:text-properties fo:language="en" fo:country="US"/>
    </style:style>
    <style:style style:name="P73" style:parent-style-name="ListParagraph" style:family="paragraph">
      <style:text-properties fo:language="en" fo:country="US"/>
    </style:style>
    <style:style style:name="P74" style:parent-style-name="ListParagraph" style:family="paragraph">
      <style:text-properties fo:language="en" fo:country="US"/>
    </style:style>
    <style:style style:name="P75" style:parent-style-name="ListParagraph" style:family="paragraph">
      <style:text-properties fo:language="en" fo:country="US"/>
    </style:style>
    <style:style style:name="P76" style:parent-style-name="ListParagraph" style:family="paragraph">
      <style:text-properties fo:language="en" fo:country="US"/>
    </style:style>
    <style:style style:name="P77" style:parent-style-name="ListParagraph" style:family="paragraph">
      <style:text-properties fo:language="en" fo:country="US"/>
    </style:style>
    <style:style style:name="P78" style:parent-style-name="ListParagraph" style:family="paragraph"/>
    <style:style style:name="T79" style:parent-style-name="DefaultParagraphFont" style:family="text">
      <style:text-properties fo:language="en" fo:country="US"/>
    </style:style>
    <style:style style:name="P80" style:parent-style-name="Normal" style:family="paragraph">
      <style:paragraph-properties fo:break-before="page"/>
      <style:text-properties fo:hyphenate="true"/>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ListParagraph" style:family="paragraph">
      <style:paragraph-properties fo:keep-with-next="always" fo:keep-together="always" fo:margin-top="0.1666in" fo:margin-bottom="0.1666in"/>
      <style:text-properties style:font-name="Calibri Light" style:font-name-asian="Yu Gothic Light" text:display="none" fo:color="#2F5496" fo:font-size="16pt" style:font-size-asian="16pt" style:font-size-complex="16pt" fo:language="en" fo:country="US"/>
    </style:style>
    <style:style style:name="P84" style:parent-style-name="ListParagraph" style:family="paragraph">
      <style:paragraph-properties fo:keep-with-next="always" fo:keep-together="always" fo:margin-top="0.1666in" fo:margin-bottom="0.1666in"/>
      <style:text-properties style:font-name="Calibri Light" style:font-name-asian="Yu Gothic Light" text:display="none" fo:color="#2F5496" fo:font-size="16pt" style:font-size-asian="16pt" style:font-size-complex="16pt" fo:language="en" fo:country="US"/>
    </style:style>
    <style:style style:name="P85" style:parent-style-name="ListParagraph" style:family="paragraph">
      <style:paragraph-properties fo:keep-with-next="always" fo:keep-together="always" fo:margin-top="0.1666in" fo:margin-bottom="0.1666in"/>
      <style:text-properties style:font-name="Calibri Light" style:font-name-asian="Yu Gothic Light" text:display="none" fo:color="#2F5496" fo:font-size="16pt" style:font-size-asian="16pt" style:font-size-complex="16pt" fo:language="en" fo:country="US"/>
    </style:style>
    <style:style style:name="P86" style:parent-style-name="ListParagraph" style:family="paragraph">
      <style:paragraph-properties fo:keep-with-next="always" fo:keep-together="always" fo:margin-top="0.1666in" fo:margin-bottom="0.1666in"/>
      <style:text-properties style:font-name="Calibri Light" style:font-name-asian="Yu Gothic Light" text:display="none" fo:color="#2F5496" fo:font-size="16pt" style:font-size-asian="16pt" style:font-size-complex="16pt" fo:language="en" fo:country="US"/>
    </style:style>
    <style:style style:name="P87" style:parent-style-name="Heading2" style:family="paragraph"/>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ListParagraph" style:family="paragraph">
      <style:text-properties fo:language="en" fo:country="US"/>
    </style:style>
    <style:style style:name="P91" style:parent-style-name="ListParagraph" style:family="paragraph">
      <style:text-properties fo:language="en" fo:country="US"/>
    </style:style>
    <style:style style:name="P92" style:parent-style-name="ListParagraph" style:family="paragraph">
      <style:text-properties fo:language="en" fo:country="US"/>
    </style:style>
    <style:style style:name="P93" style:parent-style-name="ListParagraph" style:family="paragraph">
      <style:text-properties fo:language="en" fo:country="US"/>
    </style:style>
    <style:style style:name="P94" style:parent-style-name="ListParagraph" style:family="paragraph">
      <style:text-properties fo:language="en" fo:country="US"/>
    </style:style>
    <style:style style:name="P95" style:parent-style-name="ListParagraph" style:family="paragraph">
      <style:text-properties fo:language="en" fo:country="US"/>
    </style:style>
    <style:style style:name="P96" style:parent-style-name="ListParagraph"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ListParagraph" style:family="paragraph">
      <style:text-properties fo:language="en" fo:country="US"/>
    </style:style>
    <style:style style:name="P101" style:parent-style-name="ListParagraph" style:family="paragraph"/>
    <style:style style:name="T102" style:parent-style-name="DefaultParagraphFont" style:family="text">
      <style:text-properties fo:language="en" fo:country="US"/>
    </style:style>
    <style:style style:name="T103" style:parent-style-name="DefaultParagraphFont" style:family="text">
      <style:text-properties fo:font-style="italic" style:font-style-asian="italic" style:font-style-complex="italic" fo:language="en" fo:country="US"/>
    </style:style>
    <style:style style:name="T104" style:parent-style-name="DefaultParagraphFont" style:family="text">
      <style:text-properties fo:language="en" fo:country="US"/>
    </style:style>
    <style:style style:name="P105" style:parent-style-name="ListParagraph" style:family="paragraph">
      <style:text-properties fo:language="en" fo:country="US"/>
    </style:style>
  </office:automatic-styles>
  <office:body>
    <office:text text:use-soft-page-breaks="true">
      <text:p text:style-name="P1"/>
      <text:p text:style-name="P2"/>
      <text:p text:style-name="P3"/>
      <text:p text:style-name="P4">GNSS Orbital Simulator (Alpha Version) Manual</text:p>
      <text:p text:style-name="P5"/>
      <text:p text:style-name="P6">Developed by João Manito</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Last update:<text:s/>27/12/2021</text:p>
      <text:h text:style-name="P30" text:outline-level="1"><text:bookmark-start text:name="_Toc91540039"/><text:soft-page-break/>Contents<text:bookmark-end text:name="_Toc9154003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91540039" office:target-frame-name="_top" xlink:show="replace"><text:span text:style-name="Hyperlink">Contents</text:span><text:tab/>2</text:a></text:p>
          <text:p text:style-name="P31"><text:a xlink:href="#_Toc91540040" office:target-frame-name="_top" xlink:show="replace"><text:span text:style-name="Hyperlink">1.</text:span><text:span text:style-name="T32"><text:tab/></text:span><text:span text:style-name="Hyperlink">Introduction</text:span><text:tab/>3</text:a></text:p>
          <text:p text:style-name="P33"><text:a xlink:href="#_Toc91540041" office:target-frame-name="_top" xlink:show="replace"><text:span text:style-name="Hyperlink">1.1.</text:span><text:span text:style-name="T34"><text:tab/></text:span><text:span text:style-name="Hyperlink">Acknowledgements</text:span><text:tab/>3</text:a></text:p>
          <text:p text:style-name="P35"><text:a xlink:href="#_Toc91540042" office:target-frame-name="_top" xlink:show="replace"><text:span text:style-name="Hyperlink">2.</text:span><text:span text:style-name="T36"><text:tab/></text:span><text:span text:style-name="Hyperlink">Changelog</text:span><text:tab/>4</text:a></text:p>
          <text:p text:style-name="P37"><text:a xlink:href="#_Toc91540043" office:target-frame-name="_top" xlink:show="replace"><text:span text:style-name="Hyperlink">3.</text:span><text:span text:style-name="T38"><text:tab/></text:span><text:span text:style-name="Hyperlink">Project roadmap</text:span><text:tab/>5</text:a></text:p>
        </text:index-body>
      </text:table-of-content>
      <text:p text:style-name="Normal"/>
      <text:p text:style-name="P39"/>
      <text:h text:style-name="Heading1" text:outline-level="1"><text:bookmark-start text:name="_Toc91540040"/>Introduction<text:bookmark-end text:name="_Toc91540040"/></text:h>
      <text:p text:style-name="P40">This software, written in Python 3, is an open source software designed to simulate GNSS measurements for an arbitrary receiver. Its purpose is to allow testing of GNSS positioning algorithms for static or moving<text:s/>receivers, including space-borne ones. The origin of this idea goes back to my university days where I was developing GNSS algorithms for course projects and felt the need for a customizable simulator I could use to validate my algorithms, since I didn’t have access to a real GNSS simulator.</text:p>
      <text:p text:style-name="P41">This software is based on the simulation of a constellation of GNSS satellites and received raw data by a GNSS receiver. While not designed to be a commercial-grade simulator (at least for now), it attempts to be as close to real GNSS raw data as possible.</text:p>
      <text:p text:style-name="P42"><text:span text:style-name="T43">One particular feature of this simulator is its possibility to choose, on demand, what error sources to include in the raw measurements, making it possible to use this software to independently validate the various<text:s/></text:span><text:span text:style-name="T44">steps<text:s/></text:span><text:span text:style-name="T45">of a GNSS positioning method one-by-one and avoiding the traditional<text:s/></text:span><text:span text:style-name="T46">cat and mouse</text:span><text:span text:style-name="T47"><text:s/>game of trying to find which algorithm is wrong.</text:span></text:p>
      <text:p text:style-name="P48"><text:span text:style-name="T49">If you have suggestions, requests, corrections, or complaints</text:span><text:span text:style-name="T50"><text:note text:note-class="footnote" text:id="_ftn0"><text:note-citation>1</text:note-citation><text:note-body><text:p text:style-name="FootnoteText"><text:s/><text:span text:style-name="T51">Please note that, while this software is<text:s/></text:span><text:span text:style-name="T52">allowed for commercial use by the GPLv3 license, it denies responsibility for any liability that might occur, as well as any warranty guarantees. For more information, see the project’s license at<text:s/></text:span><text:a xlink:href="https://github.com/JGManito/gnss_orbital_simulator/blob/main/LICENSE" office:target-frame-name="_top" xlink:show="replace"><text:span text:style-name="T53">https://github.com/JGManito/gnss_orbital_simulator/blob/main/LICENSE</text:span></text:a><text:span text:style-name="T54">.</text:span></text:p></text:note-body></text:note></text:span><text:span text:style-name="T55"><text:s/>please open an issue at this projects’ github page,<text:s/></text:span><text:a xlink:href="https://github.com/JGManito/gnss_orbital_simulator" office:target-frame-name="_top" xlink:show="replace"><text:span text:style-name="T56">https://github.com/JGManito/gnss_orbita</text:span><text:span text:style-name="T57">l_simulator</text:span></text:a><text:span text:style-name="T58">.</text:span></text:p>
      <text:p text:style-name="P59"/>
      <text:p text:style-name="P60"/>
      <text:h text:style-name="Heading2" text:outline-level="2"><text:bookmark-start text:name="_Toc84874376"/><text:bookmark-start text:name="_Toc91540041"/>Acknowledgements<text:bookmark-end text:name="_Toc84874376"/><text:bookmark-end text:name="_Toc91540041"/></text:h>
      <text:p text:style-name="P61">I<text:s/>would like to thank Professor José Sanguino of Instituto Superior Técnico – Universidade de Lisboa for his mentoring and support. It’s thanks to him that I got to know and love GNSS.</text:p>
      <text:p text:style-name="P62"/>
      <text:p text:style-name="P63"/>
      <text:p text:style-name="P64"/>
      <text:h text:style-name="Heading1" text:outline-level="1"><text:bookmark-start text:name="_Toc84874377"/><text:bookmark-start text:name="_Toc91540042"/>Changelog<text:bookmark-end text:name="_Toc84874377"/><text:bookmark-end text:name="_Toc91540042"/></text:h>
      <text:p text:style-name="P65"/>
      <text:p text:style-name="P66"/>
      <text:p text:style-name="P67"/>
      <text:h text:style-name="Heading1" text:outline-level="1"><text:bookmark-start text:name="_Toc84874378"/><text:bookmark-start text:name="_Toc91540043"/>Project roadmap<text:bookmark-end text:name="_Toc84874378"/><text:bookmark-end text:name="_Toc91540043"/></text:h>
      <text:list text:style-name="LFO1" text:continue-numbering="true">
        <text:list-item>
          <text:p text:style-name="P68">Basic<text:s/>satellite motion simulation (Kepler)</text:p>
        </text:list-item>
        <text:list-item>
          <text:p text:style-name="P69">Static receiver position simulation</text:p>
        </text:list-item>
        <text:list-item>
          <text:p text:style-name="P70">Satellite-receiver range calculation and masking of satellites not in view</text:p>
        </text:list-item>
        <text:list-item>
          <text:p text:style-name="P71">ISA atmosphere model for troposphere delay</text:p>
        </text:list-item>
        <text:list-item>
          <text:p text:style-name="P72">Ionosphere model for ionospheric delay with Klobuchar Parameters<text:s/>calculation</text:p>
        </text:list-item>
        <text:list-item>
          <text:p text:style-name="P73">Satellite clock error modeling</text:p>
        </text:list-item>
        <text:list-item>
          <text:p text:style-name="P74">Additive white noise for added errors to several parameters</text:p>
        </text:list-item>
        <text:list-item>
          <text:p text:style-name="P75">Single-frequency pseudorange measurements (GPS constellation only)</text:p>
        </text:list-item>
        <text:list-item>
          <text:p text:style-name="P76">Generation of a RINEX 3 file with the simulated pseudoranges</text:p>
        </text:list-item>
        <text:list-item>
          <text:p text:style-name="P77">Single-frequency carrier<text:s/>phase measurements (GPS constellation only)</text:p>
        </text:list-item>
        <text:list-item>
          <text:p text:style-name="P78"><text:span text:style-name="T79">Single-frequency pseudorange and carrier phase measurements (Other constellations)</text:span></text:p>
        </text:list-item>
      </text:list>
      <text:p text:style-name="Normal"/>
      <text:p text:style-name="P80"/>
      <text:soft-page-break/>
      <text:h text:style-name="Heading1" text:outline-level="1">General Overview and Design Guidelines</text:h>
      <text:p text:style-name="P81">This section describes the principles and methodologies to use as guidelines when designing and implementing the simulator.</text:p>
      <text:p text:style-name="P82"/>
      <text:list text:style-name="LFO2">
        <text:list-item text:start-value="1">
          <text:p text:style-name="P83"/>
        </text:list-item>
      </text:list>
      <text:list text:style-name="LFO2" text:continue-numbering="true">
        <text:list-item>
          <text:p text:style-name="P84"/>
        </text:list-item>
      </text:list>
      <text:list text:style-name="LFO2" text:continue-numbering="true">
        <text:list-item>
          <text:p text:style-name="P85"/>
        </text:list-item>
      </text:list>
      <text:list text:style-name="LFO2" text:continue-numbering="true">
        <text:list-item>
          <text:p text:style-name="P86"/>
        </text:list-item>
      </text:list>
      <text:h text:style-name="P87" text:outline-level="2" text:restart-numbering="true" text:start-value="1">General Overview</text:h>
      <text:p text:style-name="P88">This software is intended to be a simulator for GNSS constellations and generic receivers. It simulates the GNSS satellites and receivers, computes the receiver measurements in the presence of the specified errors and degradations, and outputs a RINEX file capable of being used with any GNSS<text:s/>positioning software that accepts such inputs.<text:s/></text:p>
      <text:p text:style-name="P89">The software<text:s/>shall be composed of the following top-level components:</text:p>
      <text:list text:style-name="LFO6" text:continue-numbering="true">
        <text:list-item>
          <text:p text:style-name="P90">A Graphical User Interface<text:s/>to set simulation parameters and display data</text:p>
        </text:list-item>
        <text:list-item>
          <text:p text:style-name="P91">An input element for the GNSS constellation simulation data<text:s/></text:p>
        </text:list-item>
        <text:list-item>
          <text:p text:style-name="P92">An input element for the receiver simulation data</text:p>
        </text:list-item>
        <text:list-item>
          <text:p text:style-name="P93">A simulation engine capable of simulating the GNSS constellation</text:p>
        </text:list-item>
        <text:list-item>
          <text:p text:style-name="P94">A simulation engine capable of simulating the receiver position</text:p>
        </text:list-item>
        <text:list-item>
          <text:p text:style-name="P95">A simulation engine capable of simulating the GNSS observables</text:p>
        </text:list-item>
        <text:list-item>
          <text:p text:style-name="P96">An output element for the simulated receiver output in RINEX 3 format</text:p>
        </text:list-item>
      </text:list>
      <text:p text:style-name="P97">All these components and their associated subsystems will be further elaborated on in this document.</text:p>
      <text:p text:style-name="P98"/>
      <text:h text:style-name="Heading2" text:outline-level="2">Design Guidelines</text:h>
      <text:p text:style-name="P99">To facilitate the development of this software, some guidelines have been devised.</text:p>
      <text:h text:style-name="Heading3" text:outline-level="3">Programming guidelines</text:h>
      <text:list text:style-name="LFO8" text:continue-numbering="true">
        <text:list-item>
          <text:p text:style-name="P100">The simulator shall be developed in Python 3</text:p>
        </text:list-item>
        <text:list-item>
          <text:p text:style-name="P101"><text:span text:style-name="T102">The mathematical and matrix operations shall use the<text:s/></text:span><text:span text:style-name="T103">numpy</text:span><text:span text:style-name="T104"><text:s/>package</text:span></text:p>
        </text:list-item>
        <text:list-item>
          <text:p text:style-name="P105"/>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n-150"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style:text-properties style:font-name="Calibri Light" style:font-name-asian="Yu Gothic Light" fo:font-weight="bold" style:font-weight-asian="bold" style:font-weight-complex="bold" fo:color="#2F5496" fo:font-size="18pt" style:font-size-asian="18pt" style:font-size-complex="18pt" fo:language="en" fo:country="US" fo:hyphenate="false"/>
    </style:style>
    <style:style style:name="Heading2" style:display-name="Heading 2" style:family="paragraph" style:parent-style-name="Heading1" style:next-style-name="Normal" style:default-outline-level="2">
      <style:text-properties fo:font-weight="normal" style:font-weight-asian="normal" style:font-weight-complex="normal" fo:font-size="16pt" style:font-size-asian="16pt" style:font-size-complex="16pt" fo:hyphenate="false"/>
    </style:style>
    <style:style style:name="Heading3" style:display-name="Heading 3" style:family="paragraph" style:parent-style-name="Heading2" style:next-style-name="Normal" style:default-outline-level="3">
      <style:text-properties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Regular"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OCHeading" style:display-name="TOC Heading" style:family="paragraph" style:parent-style-name="Heading1" style:next-style-name="Normal" style:default-outline-level="1">
      <style:text-properties style:language-asian="en" style:country-asian="U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fo:language="en" fo:country="US"/>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noteanchor" style:display-name="Footnote anchor" style:family="text">
      <style:text-properties style:text-position="super 63.6%"/>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Yu Gothic Light" fo:color="#2F5496" fo:font-size="16pt" style:font-size-asian="16pt" style:font-size-complex="16pt" fo:language="en" fo:country="US"/>
    </style:style>
    <style:style style:name="Heading3Char" style:display-name="Heading 3 Char" style:family="text" style:parent-style-name="DefaultParagraphFont">
      <style:text-properties style:font-name="Calibri Light" style:font-name-asian="Yu Gothic Light" fo:color="#2F5496" fo:font-size="14pt" style:font-size-asian="14pt" style:font-size-complex="14pt" fo:language="en" fo:country="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outline-level-style>
      <text:outline-level-style text:leve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outline-level-style>
    </text:outline-style>
    <style:style style:name="WW_CharLFO5LVL1" style:family="text">
      <style:text-properties style:font-name="Calibri" style:font-name-asian="Yu Mincho"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Manito</meta:initial-creator>
    <dc:creator>Joao Manito</dc:creator>
    <meta:creation-date>2021-10-11T17:52:00Z</meta:creation-date>
    <dc:date>2021-12-28T23:59:00Z</dc:date>
    <meta:template xlink:href="Normal.dotm" xlink:type="simple"/>
    <meta:editing-cycles>4</meta:editing-cycles>
    <meta:editing-duration>PT124500S</meta:editing-duration>
    <meta:document-statistic meta:page-count="6" meta:paragraph-count="8" meta:word-count="624" meta:character-count="4175" meta:row-count="29" meta:non-whitespace-character-count="3559"/>
  </office:meta>
</office:document-meta>
</file>